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INEDO ALEGRIA GILMA YRASEM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0231605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578682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PINEDO ALEGRIA, GILMA YRASEM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023160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0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9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2</text:p>
          </table:table-cell>
          <table:table-cell table:style-name="Tableau1.A2" office:value-type="string">
            <text:p text:style-name="P14">13</text:p>
          </table:table-cell>
          <table:table-cell table:style-name="Tableau1.D2" office:value-type="string">
            <text:p text:style-name="P13">546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546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58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9T20:10:51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